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5526" officeooo:paragraph-rsid="00195526"/>
    </style:style>
    <style:style style:name="P2" style:family="paragraph" style:parent-style-name="Standard">
      <style:text-properties officeooo:rsid="00195526" officeooo:paragraph-rsid="00196f8c"/>
    </style:style>
    <style:style style:name="P3" style:family="paragraph" style:parent-style-name="Standard" style:list-style-name="L1">
      <style:text-properties officeooo:rsid="00195526" officeooo:paragraph-rsid="00195526"/>
    </style:style>
    <style:style style:name="T1" style:family="text">
      <style:text-properties officeooo:rsid="00196f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<text:span text:style-name="T1">10</text:span>: Vista Controlador.</text:p>
      <text:p text:style-name="P1"/>
      <text:p text:style-name="P2">Modificaremos la segunda versión del ejercicio <text:span text:style-name="T1">7</text:span></text:p>
      <text:p text:style-name="P2"><text:s/>sobre formularios para que no exista nada de html dentro del programa principal o controlador.</text:p>
      <text:p text:style-name="P1">Crearemos una carpeta llamada vista donde almacenaremos todos los ficheros necesarios que contengan hmtl que serán 4:</text:p>
      <text:list xml:id="list1746349812" text:style-name="L1">
        <text:list-item>
          <text:p text:style-name="P3">inicio.html: Con todas las instrucciones iniciales de cualquier documento en html</text:p>
        </text:list-item>
        <text:list-item>
          <text:p text:style-name="P3">formulario.php: Tendrá todo el html necesario para mostrar el formulario.</text:p>
        </text:list-item>
        <text:list-item>
          <text:p text:style-name="P3">Mensje.php: Mostrará con un echo lo que se le envía antes a una variable llamada datos. Se utilizará para sustituir los simples echo sueltos.</text:p>
        </text:list-item>
        <text:list-item>
          <text:p text:style-name="P3">Fin.html: Con todo lo necesario para terminar un fichero html.</text:p>
        </text:list-item>
      </text:list>
      <text:p text:style-name="P1"/>
      <text:p text:style-name="P1">El fichero principal, que ahora se llamará controlador.php, no tendrá nada de html, y cada vez que lo necesite lo sustituirá por una instrucción para incluir el fichero dentro de su código (requir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3:27:22.236000000</meta:creation-date>
    <dc:date>2020-10-06T16:57:27.697000000</dc:date>
    <meta:editing-duration>PT29M23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9" meta:word-count="135" meta:character-count="856" meta:non-whitespace-character-count="733"/>
  </office:meta>
</office:document-meta>
</file>